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0b0f4e" style:parent-style-name="DefaultParagraphFont">
      <style:text-properties fo:background-color="#BBBBBB" fo:font-weight="bold" style:font-weight-asian="bold" style:font-weight-complex="bold"/>
    </style:style>
    <style:style style:family="text" style:name="ae0f8c1" style:parent-style-name="DefaultParagraphFont">
      <style:text-properties fo:background-color="#BBBBBB" fo:font-weight="bold" style:font-weight-asian="bold" style:font-weight-complex="bold"/>
    </style:style>
    <style:style style:family="paragraph" style:name="a22fa6d" style:parent-style-name="Standard">
      <style:paragraph-properties fo:background-color="#FF3333" fo:break-before="page"/>
      <style:text-properties/>
    </style:style>
  </office:automatic-styles>
  <office:body>
    <office:text>
      <text:p text:style-name="a22fa6d"><text:span text:style-name="ae0f8c1">A</text:span>B<text:span text:style-name="a0b0f4e">C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2.0pt" fo:font-style="normal" fo:font-weight="normal" fo:language="de" fo:letter-spacing="normal" style:font-name="Times New Roman" style:font-name-asian="SimSun" style:font-name-complex="Mangal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Text body" style:family="paragraph" style:name="Textbody" style:parent-style-name="Standard">
      <style:paragraph-properties fo:margin-bottom="2.12mm"/>
    </style:style>
    <style:style style:display-name="Heading" style:family="paragraph" style:name="Heading" style:next-style-name="Textbody" style:parent-style-name="Standard">
      <style:paragraph-properties fo:margin-bottom="2.12mm" fo:margin-top="4.23mm"/>
      <style:text-properties fo:font-size="14.0pt" style:font-name="Arial" style:font-name-asian="Microsoft YaHei" style:font-size-asian="14.0pt"/>
    </style:style>
    <style:style style:display-name="List" style:family="paragraph" style:name="List" style:parent-style-name="Textbody"/>
    <style:style style:display-name="Index" style:family="paragraph" style:name="Index" style:parent-style-name="Standard"/>
    <style:style style:display-name="Normal" style:family="paragraph" style:name="Normal" style:parent-style-name="default_paragraph_style"/>
    <style:style style:display-name="Caption" style:family="paragraph" style:name="Caption" style:parent-style-name="Standard">
      <style:paragraph-properties fo:margin-bottom="2.12mm" fo:margin-top="2.12mm"/>
      <style:text-properties fo:font-style="italic" style:font-style-asian="italic" style:font-style-complex="italic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14S</meta:editing-duration>
  </office:meta>
</office:document-meta>
</file>